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serService.getTemporary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serService.get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serService.getDefaultProfi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serService.removeTemporary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UserService.setTemporaryAttribute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UserService.inform( Us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Service.setRequest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serService.getReque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serServic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serService.getSession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UserService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Service.setAttribute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UserService.remove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UserService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Service.getTemporary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serService.setSession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serService.get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